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  <mtr>
        <mtd>
          <mrow/>
        </mtd>
      </mtr>
      <mtr>
        <mtd>
          <mrow>
            <mi mathvariant="italic">CLK</mi>
            <mo stretchy="false">=</mo>
            <mn>0</mn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over accent="true">
                      <mi>K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/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J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  <mtr>
        <mtd>
          <mrow/>
        </mtd>
      </mtr>
      <mtr>
        <mtd>
          <mrow>
            <mi mathvariant="italic">CLK</mi>
            <mo stretchy="false">=</mo>
            <mn>1</mn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J</mi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K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/>
        </mtd>
      </mtr>
      <mtr>
        <mtd>
          <mrow>
            <mi mathvariant="italic">CLK</mi>
            <mo stretchy="false">=</mo>
            <mn>0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0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n>1</mn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/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n>1</mn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  <mtr>
        <mtd>
          <mrow/>
        </mtd>
      </mtr>
      <mtr>
        <mtd>
          <mrow>
            <mi mathvariant="italic">CLK</mi>
            <mo stretchy="false">=</mo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1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/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  <mtr>
        <mtd>
          <mrow/>
        </mtd>
      </mtr>
    </mtable>
    <annotation encoding="StarMath 5.0">Q1=Q1_{(n-1)} cdot (overline{R1} + overline{H1})+S1 cdot H1 newline
overline{Q1}=overline{Q1_{(n-1)}} cdot (overline{S1} + overline{H1})+R1 cdot H1 newline newline

Q1=Q1_{(n-1)} cdot (overline{K} + overline{CLK})+J cdot CLK newline
overline{Q1}=overline{Q1_{(n-1)}} cdot (overline{J} + overline{CLK})+K cdot CLK newline newline

CLK=0 newline
Q1=Q1_{(n-1)} cdot (overline{K} + overline{0})+J cdot 0 newline
Q1=Q1_{(n-1)} cdot (overline{K} + 1) newline
Q1=Q1_{(n-1)} cdot 1 newline
Q1=Q1_{(n-1)} newline newline

overline{Q1}=overline{Q1_{(n-1)}} cdot (overline{J} + overline{0})+K cdot 0 newline
overline{Q1}=overline{Q1_{(n-1)}} cdot (overline{J} + 1) newline
overline{Q1}=overline{Q1_{(n-1)}} cdot 1 newline
overline{Q1}=overline{Q1_{(n-1)}} newline newline

CLK=1 newline
Q1=Q1_{(n-1)} cdot (overline{K} + overline{1})+J cdot 1 newline
Q1=Q1_{(n-1)} cdot (overline{K} + 0)+J newline
Q1=Q1_{(n-1)} cdot overline{K} + J newline newline

overline{Q1}=overline{Q1_{(n-1)}} cdot (overline{J} + overline{1})+K cdot 1 newline
overline{Q1}=overline{Q1_{(n-1)}} cdot (overline{J} + 0)+K newline
overline{Q1}=overline{Q1_{(n-1)}} cdot overline{J} +K newline newline

Q2=Q2_{(n-1)} cdot (overline{R2} + overline{H2})+S2 cdot H2 newline
overline{Q2}=overline{Q2_{(n-1)}} cdot (overline{S2} + overline{H2})+R2 cdot H2 newline newline

Q2=Q2_{(n-1)} cdot (overline{overline{Q1}} + overline{overline{CLK}})+Q1 cdot overline{CLK} newline
Q2=Q2_{(n-1)} cdot (Q1 + CLK)+Q1 cdot overline{CLK} newline
overline{Q2}=overline{Q2_{(n-1)}} cdot (overline{Q1} + overline{overline{CLK}})+overline{Q1} cdot overline{CLK} newline 
overline{Q2}=overline{Q2_{(n-1)}} cdot (overline{Q1} + CLK)+overline{Q1} cdot overline{CLK} newline newline

CLK=0 newline
Q2=Q2_{(n-1)} cdot (Q1 + 0)+Q1 cdot overline{0} newline
Q2=Q2_{(n-1)} cdot Q1+Q1 cdot 1 newline
Q2=Q2_{(n-1)} cdot Q1+Q1 newline
Q2=(Q2_{(n-1)} + 1) cdot Q1 newline
Q2=1 cdot Q1  newline
Q2=Q1 newline newline

overline{Q2}=overline{Q2_{(n-1)}} cdot (overline{Q1} + 0)+overline{Q1} cdot overline{0} newline
overline{Q2}=overline{Q2_{(n-1)}} cdot overline{Q1}+overline{Q1} cdot 1 newline
overline{Q2}=overline{Q2_{(n-1)}} cdot overline{Q1}+overline{Q1} newline
overline{Q2}=(overline{Q2_{(n-1)}} + 1 ) cdot overline{Q1} newline
overline{Q2}=1 cdot overline{Q1} newline
overline{Q2}=overline{Q1} newline newline

CLK=1 newline
Q2=Q2_{(n-1)} cdot (Q1 + 1)+Q1 cdot overline{1} newline
Q2=Q2_{(n-1)} cdot (Q1 + 1)+Q1 cdot 0 newline
Q2=Q2_{(n-1)} cdot 1+0 newline
Q2=Q2_{(n-1)} newline newline

overline{Q2}=overline{Q2_{(n-1)}} cdot (overline{Q1} + 1)+overline{Q1} cdot overline{1} newline
overline{Q2}=overline{Q2_{(n-1)}} cdot (overline{Q1} + 1)+overline{Q1} cdot 0 newline
overline{Q2}=overline{Q2_{(n-1)}} cdot 1+0 newline
overline{Q2}=overline{Q2_{(n-1)}} newline newline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8:23:37.524511836</meta:creation-date>
    <meta:generator>LibreOffice/7.6.4.1$Linux_X86_64 LibreOffice_project/60$Build-1</meta:generator>
    <dc:date>2024-04-21T19:47:50.651885295</dc:date>
    <meta:editing-duration>PT4H1M59S</meta:editing-duration>
    <meta:editing-cycles>22</meta:editing-cycles>
  </office:meta>
</office:document-meta>
</file>